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tection du logiciel</text:p>
      <text:p text:style-name="P2">TP 5 – Brevet logiciel et les logiciels libres 2</text:p>
      <text:p text:style-name="P1"/>
      <text:p text:style-name="P1">A) Un logiciel libre est un logiciel qui est distribué selon une licence libre. Précisément, ce sont les licences libres qui définissent les logiciels comme tels. </text:p>
      <text:p text:style-name="Text_20_body">Plus concrètement et de manière un peu simplifiée, cela se matérialise par le fait qu'un logiciel libre est un logiciel qui peut être utilisé, modifié et redistribué sans restriction par la personne à qui il a été distribué. Un tel logiciel est ainsi susceptible d'être soumis à étude, critique et correction. Cette caractéristique confère aux logiciels libres une certaine fiabilité et réactivité. </text:p>
      <text:p text:style-name="P1">Source : AFUL</text:p>
      <text:p text:style-name="P1"/>
      <text:p text:style-name="P1">B) Ce type de logiciel est un logiciel libre, dont les conditions de distribution interdisent aux distributeurs d'y ajouter des restrictions d'utilisation, même s'ils y ont apporté des modifications. Ceci veut dire que chaque copie du logiciel, même modifié, doit être un logiciel libre. </text:p>
      <text:p text:style-name="P1"/>
      <text:p text:style-name="P1">Source : severino.free.fr</text:p>
      <text:p text:style-name="P1"/>
      <text:p text:style-name="P1">C) L'OSDL, qui a pour membres fondateurs des grands noms du secteur comme IBM, HP, Computer Associates, Intel et le japonais Nec, est un groupement d'industriels chargé de promouvoir les usages et le développement des applications et des environnements Linux. </text:p>
      <text:p text:style-name="P1"/>
      <text:p text:style-name="P1">Source : lefreenaute.net</text:p>
      <text:p text:style-name="P1"/>
      <text:p text:style-name="P1">E) <text:s/>Il y a plusieurs différences entre droits d'auteurs et copyright :</text:p>
      <text:list xml:id="list54048000025809965" text:style-name="L1">
        <text:list-item>
          <text:p text:style-name="P4">En droit d'auteur, seule une personne physique est considérée comme auteur de l'oeuvre, elle peut néanmoins céder ses droits (moraux et patrimoniaux) à une personne morale, qui deviendra alors ayant droit, mais jamais auteur. En copyright, une personne physique comme morale peut être auteur.</text:p>
        </text:list-item>
        <text:list-item>
          <text:p text:style-name="P4">Le droit d'auteur s'applique naturellement à l'auteur de l'oeuvre (du logiciel). Il ne nécéssite pas de sauvegarde physique, tandis que le copyright exige une sauvegarde.</text:p>
        </text:list-item>
        <text:list-item>
          <text:p text:style-name="P4">Il y a reconnaissance du droit moral à l'auteur, qui n'existe pas de base pour le copyright.</text:p>
        </text:list-item>
      </text:list>
      <text:p text:style-name="P1"/>
      <text:p text:style-name="P1">Source : eauteur.com</text:p>
      <text:p text:style-name="P1"/>
      <text:p text:style-name="P1">F) Les <text:span text:style-name="T3">licences Creative Commons </text:span>constituent un ensemble de licences régissant les conditions de réutilisation et/ou de distribution d'œuvres, Elles ont été fondées pour séparer propriété intellectuelle et propriété physique. Elles encouragent à favoriser le "Certains droits réservés" à "tous droits réservés", plus classique, mais moins souple.</text:p>
      <text:p text:style-name="P1"/>
      <text:p text:style-name="P1">Sources : Wikipédia, creativecommons.fr</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ZOUHIRI Malik – Groupe Info 2B – DROIT DES TIC</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3M50S</meta:editing-duration>
    <meta:editing-cycles>9</meta:editing-cycles>
    <meta:generator>OpenOffice/4.1.0$Win32 OpenOffice.org_project/410m18$Build-9764</meta:generator>
    <dc:date>2014-11-10T15:53:18.01</dc:date>
    <dc:creator>Malik Zouhiri</dc:creator>
    <meta:document-statistic meta:table-count="0" meta:image-count="0" meta:object-count="0" meta:page-count="1" meta:paragraph-count="17" meta:word-count="359" meta:character-count="2320"/>
    <meta:user-defined meta:name="Info 1"/>
    <meta:user-defined meta:name="Info 2"/>
    <meta:user-defined meta:name="Info 3"/>
    <meta:user-defined meta:name="Info 4"/>
  </office:meta>
</office:document-meta>
</file>